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5cm" draw:marker-end-width="0.245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5cm" draw:marker-end-width="0.245cm" draw:fill="solid" draw:fill-color="#ff0000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5cm" draw:marker-end-width="0.245cm" draw:fill="solid" draw:fill-color="#ffff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5cm" draw:marker-end-width="0.245cm" draw:fill="solid" draw:fill-color="#66cc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2.335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svg:stroke-width="0.028cm" svg:stroke-color="#000000" draw:marker-start-width="0.245cm" draw:marker-end-width="0.245cm" draw:fill-color="#990000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527cm"/>
    </style:style>
    <style:style style:name="gr12" style:family="graphic" style:parent-style-name="standard">
      <style:graphic-properties draw:stroke="none" svg:stroke-color="#000000" draw:fill="none" draw:fill-color="#ffffff" fo:min-height="0.243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0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line-height="100%" fo:text-align="center"/>
      <style:text-properties fo:font-size="6pt" style:font-size-asian="6pt" style:font-size-complex="6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.6cm" fo:margin-bottom="0.6cm" fo:line-height="100%" fo:text-align="center" fo:text-indent="0cm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'Lucida Sans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64cm" svg:height="14.794cm" svg:x="3.482cm" svg:y="3.795cm">
          <text:p/>
        </draw:rect>
        <draw:g>
          <draw:ellipse draw:style-name="gr2" draw:text-style-name="P1" draw:layer="layout" svg:width="0.587cm" svg:height="0.61cm" svg:x="7.032cm" svg:y="5.118cm">
            <text:p/>
          </draw:ellipse>
          <draw:circle draw:style-name="gr3" draw:text-style-name="P1" draw:layer="layout" svg:width="0.184cm" svg:height="0.184cm" svg:x="7.246cm" svg:y="5.335cm">
            <text:p/>
          </draw:circle>
        </draw:g>
        <draw:g>
          <draw:ellipse draw:style-name="gr2" draw:text-style-name="P1" draw:layer="layout" svg:width="0.587cm" svg:height="0.61cm" svg:x="8.533cm" svg:y="5.118cm">
            <text:p/>
          </draw:ellipse>
          <draw:circle draw:style-name="gr3" draw:text-style-name="P1" draw:layer="layout" svg:width="0.184cm" svg:height="0.184cm" svg:x="8.747cm" svg:y="5.335cm">
            <text:p/>
          </draw:circle>
        </draw:g>
        <draw:g>
          <draw:ellipse draw:style-name="gr2" draw:text-style-name="P1" draw:layer="layout" svg:width="0.587cm" svg:height="0.61cm" svg:x="10.034cm" svg:y="5.118cm">
            <text:p/>
          </draw:ellipse>
          <draw:circle draw:style-name="gr3" draw:text-style-name="P1" draw:layer="layout" svg:width="0.184cm" svg:height="0.184cm" svg:x="10.248cm" svg:y="5.335cm">
            <text:p/>
          </draw:circle>
        </draw:g>
        <draw:g>
          <draw:ellipse draw:style-name="gr2" draw:text-style-name="P1" draw:layer="layout" svg:width="0.587cm" svg:height="0.61cm" svg:x="11.535cm" svg:y="5.118cm">
            <text:p/>
          </draw:ellipse>
          <draw:circle draw:style-name="gr3" draw:text-style-name="P1" draw:layer="layout" svg:width="0.184cm" svg:height="0.184cm" svg:x="11.749cm" svg:y="5.335cm">
            <text:p/>
          </draw:circle>
        </draw:g>
        <draw:g>
          <draw:ellipse draw:style-name="gr2" draw:text-style-name="P1" draw:layer="layout" svg:width="0.587cm" svg:height="0.61cm" svg:x="13.036cm" svg:y="5.118cm">
            <text:p/>
          </draw:ellipse>
          <draw:circle draw:style-name="gr3" draw:text-style-name="P1" draw:layer="layout" svg:width="0.184cm" svg:height="0.184cm" svg:x="13.25cm" svg:y="5.335cm">
            <text:p/>
          </draw:circle>
        </draw:g>
        <draw:g>
          <draw:ellipse draw:style-name="gr2" draw:text-style-name="P1" draw:layer="layout" svg:width="0.587cm" svg:height="0.61cm" svg:x="14.537cm" svg:y="5.118cm">
            <text:p/>
          </draw:ellipse>
          <draw:circle draw:style-name="gr3" draw:text-style-name="P1" draw:layer="layout" svg:width="0.184cm" svg:height="0.184cm" svg:x="14.751cm" svg:y="5.335cm">
            <text:p/>
          </draw:circle>
        </draw:g>
        <draw:circle draw:style-name="gr4" draw:text-style-name="P1" draw:layer="layout" svg:width="0.231cm" svg:height="0.232cm" svg:x="7.385cm" svg:y="7.031cm">
          <text:p/>
        </draw:circle>
        <draw:circle draw:style-name="gr4" draw:text-style-name="P1" draw:layer="layout" svg:width="0.231cm" svg:height="0.232cm" svg:x="7.874cm" svg:y="7.032cm">
          <text:p/>
        </draw:circle>
        <draw:circle draw:style-name="gr4" draw:text-style-name="P1" draw:layer="layout" svg:width="0.232cm" svg:height="0.232cm" svg:x="8.363cm" svg:y="7.033cm">
          <text:p/>
        </draw:circle>
        <draw:circle draw:style-name="gr4" draw:text-style-name="P1" draw:layer="layout" svg:width="0.232cm" svg:height="0.232cm" svg:x="8.852cm" svg:y="7.034cm">
          <text:p/>
        </draw:circle>
        <draw:circle draw:style-name="gr4" draw:text-style-name="P1" draw:layer="layout" svg:width="0.232cm" svg:height="0.232cm" svg:x="9.341cm" svg:y="7.035cm">
          <text:p/>
        </draw:circle>
        <draw:circle draw:style-name="gr4" draw:text-style-name="P1" draw:layer="layout" svg:width="0.231cm" svg:height="0.231cm" svg:x="9.831cm" svg:y="7.036cm">
          <text:p/>
        </draw:circle>
        <draw:circle draw:style-name="gr4" draw:text-style-name="P1" draw:layer="layout" svg:width="0.231cm" svg:height="0.231cm" svg:x="10.32cm" svg:y="7.037cm">
          <text:p/>
        </draw:circle>
        <draw:circle draw:style-name="gr4" draw:text-style-name="P1" draw:layer="layout" svg:width="0.231cm" svg:height="0.231cm" svg:x="10.809cm" svg:y="7.038cm">
          <text:p/>
        </draw:circle>
        <draw:circle draw:style-name="gr4" draw:text-style-name="P1" draw:layer="layout" svg:width="0.231cm" svg:height="0.231cm" svg:x="11.298cm" svg:y="7.039cm">
          <text:p/>
        </draw:circle>
        <draw:circle draw:style-name="gr4" draw:text-style-name="P1" draw:layer="layout" svg:width="0.232cm" svg:height="0.231cm" svg:x="11.787cm" svg:y="7.04cm">
          <text:p/>
        </draw:circle>
        <draw:circle draw:style-name="gr4" draw:text-style-name="P1" draw:layer="layout" svg:width="0.232cm" svg:height="0.231cm" svg:x="12.276cm" svg:y="7.041cm">
          <text:p/>
        </draw:circle>
        <draw:circle draw:style-name="gr4" draw:text-style-name="P1" draw:layer="layout" svg:width="0.232cm" svg:height="0.231cm" svg:x="12.765cm" svg:y="7.042cm">
          <text:p/>
        </draw:circle>
        <draw:circle draw:style-name="gr4" draw:text-style-name="P1" draw:layer="layout" svg:width="0.231cm" svg:height="0.231cm" svg:x="13.255cm" svg:y="7.043cm">
          <text:p/>
        </draw:circle>
        <draw:circle draw:style-name="gr4" draw:text-style-name="P1" draw:layer="layout" svg:width="0.231cm" svg:height="0.231cm" svg:x="13.744cm" svg:y="7.044cm">
          <text:p/>
        </draw:circle>
        <draw:circle draw:style-name="gr4" draw:text-style-name="P1" draw:layer="layout" svg:width="0.231cm" svg:height="0.231cm" svg:x="14.233cm" svg:y="7.045cm">
          <text:p/>
        </draw:circle>
        <draw:circle draw:style-name="gr4" draw:text-style-name="P1" draw:layer="layout" svg:width="0.231cm" svg:height="0.231cm" svg:x="14.722cm" svg:y="7.046cm">
          <text:p/>
        </draw:circle>
        <draw:circle draw:style-name="gr4" draw:text-style-name="P1" draw:layer="layout" svg:width="0.231cm" svg:height="0.232cm" svg:x="7.385cm" svg:y="7.519cm">
          <text:p/>
        </draw:circle>
        <draw:circle draw:style-name="gr4" draw:text-style-name="P1" draw:layer="layout" svg:width="0.231cm" svg:height="0.232cm" svg:x="7.874cm" svg:y="7.52cm">
          <text:p/>
        </draw:circle>
        <draw:circle draw:style-name="gr4" draw:text-style-name="P1" draw:layer="layout" svg:width="0.232cm" svg:height="0.232cm" svg:x="8.363cm" svg:y="7.521cm">
          <text:p/>
        </draw:circle>
        <draw:circle draw:style-name="gr4" draw:text-style-name="P1" draw:layer="layout" svg:width="0.232cm" svg:height="0.232cm" svg:x="8.852cm" svg:y="7.522cm">
          <text:p/>
        </draw:circle>
        <draw:circle draw:style-name="gr4" draw:text-style-name="P1" draw:layer="layout" svg:width="0.232cm" svg:height="0.232cm" svg:x="9.341cm" svg:y="7.523cm">
          <text:p/>
        </draw:circle>
        <draw:circle draw:style-name="gr4" draw:text-style-name="P1" draw:layer="layout" svg:width="0.231cm" svg:height="0.232cm" svg:x="9.831cm" svg:y="7.524cm">
          <text:p/>
        </draw:circle>
        <draw:circle draw:style-name="gr4" draw:text-style-name="P1" draw:layer="layout" svg:width="0.231cm" svg:height="0.232cm" svg:x="10.32cm" svg:y="7.525cm">
          <text:p/>
        </draw:circle>
        <draw:circle draw:style-name="gr4" draw:text-style-name="P1" draw:layer="layout" svg:width="0.231cm" svg:height="0.232cm" svg:x="10.809cm" svg:y="7.526cm">
          <text:p/>
        </draw:circle>
        <draw:circle draw:style-name="gr4" draw:text-style-name="P1" draw:layer="layout" svg:width="0.231cm" svg:height="0.232cm" svg:x="11.298cm" svg:y="7.527cm">
          <text:p/>
        </draw:circle>
        <draw:circle draw:style-name="gr4" draw:text-style-name="P1" draw:layer="layout" svg:width="0.232cm" svg:height="0.232cm" svg:x="11.787cm" svg:y="7.528cm">
          <text:p/>
        </draw:circle>
        <draw:circle draw:style-name="gr4" draw:text-style-name="P1" draw:layer="layout" svg:width="0.232cm" svg:height="0.232cm" svg:x="12.276cm" svg:y="7.529cm">
          <text:p/>
        </draw:circle>
        <draw:circle draw:style-name="gr4" draw:text-style-name="P1" draw:layer="layout" svg:width="0.232cm" svg:height="0.231cm" svg:x="12.765cm" svg:y="7.53cm">
          <text:p/>
        </draw:circle>
        <draw:circle draw:style-name="gr4" draw:text-style-name="P1" draw:layer="layout" svg:width="0.231cm" svg:height="0.231cm" svg:x="13.255cm" svg:y="7.531cm">
          <text:p/>
        </draw:circle>
        <draw:circle draw:style-name="gr4" draw:text-style-name="P1" draw:layer="layout" svg:width="0.231cm" svg:height="0.231cm" svg:x="13.744cm" svg:y="7.532cm">
          <text:p/>
        </draw:circle>
        <draw:circle draw:style-name="gr4" draw:text-style-name="P1" draw:layer="layout" svg:width="0.231cm" svg:height="0.231cm" svg:x="14.233cm" svg:y="7.533cm">
          <text:p/>
        </draw:circle>
        <draw:circle draw:style-name="gr4" draw:text-style-name="P1" draw:layer="layout" svg:width="0.231cm" svg:height="0.231cm" svg:x="14.722cm" svg:y="7.534cm">
          <text:p/>
        </draw:circle>
        <draw:circle draw:style-name="gr5" draw:text-style-name="P1" draw:layer="layout" svg:width="0.237cm" svg:height="0.237cm" svg:x="7.323cm" svg:y="14.136cm">
          <text:p/>
        </draw:circle>
        <draw:circle draw:style-name="gr5" draw:text-style-name="P1" draw:layer="layout" svg:width="0.237cm" svg:height="0.237cm" svg:x="7.824cm" svg:y="14.137cm">
          <text:p/>
        </draw:circle>
        <draw:circle draw:style-name="gr5" draw:text-style-name="P1" draw:layer="layout" svg:width="0.237cm" svg:height="0.237cm" svg:x="8.325cm" svg:y="14.138cm">
          <text:p/>
        </draw:circle>
        <draw:circle draw:style-name="gr5" draw:text-style-name="P1" draw:layer="layout" svg:width="0.237cm" svg:height="0.237cm" svg:x="8.826cm" svg:y="14.139cm">
          <text:p/>
        </draw:circle>
        <draw:circle draw:style-name="gr5" draw:text-style-name="P1" draw:layer="layout" svg:width="0.237cm" svg:height="0.237cm" svg:x="9.327cm" svg:y="14.14cm">
          <text:p/>
        </draw:circle>
        <draw:circle draw:style-name="gr5" draw:text-style-name="P1" draw:layer="layout" svg:width="0.237cm" svg:height="0.237cm" svg:x="9.828cm" svg:y="14.141cm">
          <text:p/>
        </draw:circle>
        <draw:circle draw:style-name="gr5" draw:text-style-name="P1" draw:layer="layout" svg:width="0.237cm" svg:height="0.237cm" svg:x="10.329cm" svg:y="14.142cm">
          <text:p/>
        </draw:circle>
        <draw:circle draw:style-name="gr5" draw:text-style-name="P1" draw:layer="layout" svg:width="0.237cm" svg:height="0.237cm" svg:x="10.83cm" svg:y="14.143cm">
          <text:p/>
        </draw:circle>
        <draw:circle draw:style-name="gr5" draw:text-style-name="P1" draw:layer="layout" svg:width="0.237cm" svg:height="0.237cm" svg:x="11.331cm" svg:y="14.144cm">
          <text:p/>
        </draw:circle>
        <draw:circle draw:style-name="gr5" draw:text-style-name="P1" draw:layer="layout" svg:width="0.237cm" svg:height="0.237cm" svg:x="11.832cm" svg:y="14.145cm">
          <text:p/>
        </draw:circle>
        <draw:circle draw:style-name="gr5" draw:text-style-name="P1" draw:layer="layout" svg:width="0.237cm" svg:height="0.237cm" svg:x="12.333cm" svg:y="14.146cm">
          <text:p/>
        </draw:circle>
        <draw:circle draw:style-name="gr5" draw:text-style-name="P1" draw:layer="layout" svg:width="0.237cm" svg:height="0.237cm" svg:x="12.834cm" svg:y="14.147cm">
          <text:p/>
        </draw:circle>
        <draw:circle draw:style-name="gr5" draw:text-style-name="P1" draw:layer="layout" svg:width="0.237cm" svg:height="0.237cm" svg:x="13.335cm" svg:y="14.148cm">
          <text:p/>
        </draw:circle>
        <draw:circle draw:style-name="gr5" draw:text-style-name="P1" draw:layer="layout" svg:width="0.237cm" svg:height="0.237cm" svg:x="13.836cm" svg:y="14.149cm">
          <text:p/>
        </draw:circle>
        <draw:circle draw:style-name="gr5" draw:text-style-name="P1" draw:layer="layout" svg:width="0.237cm" svg:height="0.237cm" svg:x="14.337cm" svg:y="14.15cm">
          <text:p/>
        </draw:circle>
        <draw:circle draw:style-name="gr5" draw:text-style-name="P1" draw:layer="layout" svg:width="0.237cm" svg:height="0.237cm" svg:x="14.838cm" svg:y="14.151cm">
          <text:p/>
        </draw:circle>
        <draw:ellipse draw:style-name="gr2" draw:text-style-name="P1" draw:layer="layout" svg:width="0.587cm" svg:height="0.61cm" svg:x="8.632cm" svg:y="15.52cm">
          <text:p/>
        </draw:ellipse>
        <draw:circle draw:style-name="gr3" draw:text-style-name="P1" draw:layer="layout" svg:width="0.184cm" svg:height="0.184cm" svg:x="8.846cm" svg:y="15.737cm">
          <text:p/>
        </draw:circle>
        <draw:ellipse draw:style-name="gr2" draw:text-style-name="P1" draw:layer="layout" svg:width="0.587cm" svg:height="0.61cm" svg:x="10.133cm" svg:y="15.52cm">
          <text:p/>
        </draw:ellipse>
        <draw:circle draw:style-name="gr3" draw:text-style-name="P1" draw:layer="layout" svg:width="0.184cm" svg:height="0.184cm" svg:x="10.347cm" svg:y="15.737cm">
          <text:p/>
        </draw:circle>
        <draw:ellipse draw:style-name="gr2" draw:text-style-name="P1" draw:layer="layout" svg:width="0.587cm" svg:height="0.61cm" svg:x="11.634cm" svg:y="15.52cm">
          <text:p/>
        </draw:ellipse>
        <draw:circle draw:style-name="gr3" draw:text-style-name="P1" draw:layer="layout" svg:width="0.184cm" svg:height="0.184cm" svg:x="11.848cm" svg:y="15.737cm">
          <text:p/>
        </draw:circle>
        <draw:ellipse draw:style-name="gr2" draw:text-style-name="P1" draw:layer="layout" svg:width="0.587cm" svg:height="0.61cm" svg:x="13.135cm" svg:y="15.52cm">
          <text:p/>
        </draw:ellipse>
        <draw:circle draw:style-name="gr3" draw:text-style-name="P1" draw:layer="layout" svg:width="0.184cm" svg:height="0.184cm" svg:x="13.349cm" svg:y="15.737cm">
          <text:p/>
        </draw:circle>
        <draw:ellipse draw:style-name="gr2" draw:text-style-name="P1" draw:layer="layout" svg:width="0.587cm" svg:height="0.61cm" svg:x="14.636cm" svg:y="15.52cm">
          <text:p/>
        </draw:ellipse>
        <draw:circle draw:style-name="gr3" draw:text-style-name="P1" draw:layer="layout" svg:width="0.184cm" svg:height="0.184cm" svg:x="14.85cm" svg:y="15.737cm">
          <text:p/>
        </draw:circle>
        <draw:ellipse draw:style-name="gr2" draw:text-style-name="P1" draw:layer="layout" svg:width="0.587cm" svg:height="0.61cm" svg:x="16.137cm" svg:y="15.52cm">
          <text:p/>
        </draw:ellipse>
        <draw:circle draw:style-name="gr3" draw:text-style-name="P1" draw:layer="layout" svg:width="0.184cm" svg:height="0.184cm" svg:x="16.351cm" svg:y="15.737cm">
          <text:p/>
        </draw:circle>
        <draw:ellipse draw:style-name="gr2" draw:text-style-name="P1" draw:layer="layout" svg:width="0.587cm" svg:height="0.61cm" draw:transform="rotate (1.5707963267946) translate (5.524cm 14.724cm)">
          <text:p/>
        </draw:ellipse>
        <draw:circle draw:style-name="gr3" draw:text-style-name="P1" draw:layer="layout" svg:width="0.184cm" svg:height="0.184cm" draw:transform="rotate (1.5707963267946) translate (5.741cm 14.51cm)">
          <text:p/>
        </draw:circle>
        <draw:ellipse draw:style-name="gr2" draw:text-style-name="P1" draw:layer="layout" svg:width="0.587cm" svg:height="0.61cm" draw:transform="rotate (1.5707963267946) translate (5.524cm 13.224cm)">
          <text:p/>
        </draw:ellipse>
        <draw:circle draw:style-name="gr3" draw:text-style-name="P1" draw:layer="layout" svg:width="0.184cm" svg:height="0.184cm" draw:transform="rotate (1.5707963267946) translate (5.741cm 13.01cm)">
          <text:p/>
        </draw:circle>
        <draw:ellipse draw:style-name="gr2" draw:text-style-name="P1" draw:layer="layout" svg:width="0.587cm" svg:height="0.61cm" draw:transform="rotate (1.5707963267946) translate (5.524cm 11.723cm)">
          <text:p/>
        </draw:ellipse>
        <draw:circle draw:style-name="gr3" draw:text-style-name="P1" draw:layer="layout" svg:width="0.184cm" svg:height="0.184cm" draw:transform="rotate (1.5707963267946) translate (5.741cm 11.509cm)">
          <text:p/>
        </draw:circle>
        <draw:ellipse draw:style-name="gr2" draw:text-style-name="P1" draw:layer="layout" svg:width="0.587cm" svg:height="0.61cm" draw:transform="rotate (1.5707963267946) translate (5.524cm 10.222cm)">
          <text:p/>
        </draw:ellipse>
        <draw:circle draw:style-name="gr3" draw:text-style-name="P1" draw:layer="layout" svg:width="0.184cm" svg:height="0.184cm" draw:transform="rotate (1.5707963267946) translate (5.741cm 10.008cm)">
          <text:p/>
        </draw:circle>
        <draw:ellipse draw:style-name="gr2" draw:text-style-name="P1" draw:layer="layout" svg:width="0.587cm" svg:height="0.61cm" draw:transform="rotate (1.5707963267946) translate (5.524cm 8.721cm)">
          <text:p/>
        </draw:ellipse>
        <draw:circle draw:style-name="gr3" draw:text-style-name="P1" draw:layer="layout" svg:width="0.184cm" svg:height="0.184cm" draw:transform="rotate (1.5707963267946) translate (5.741cm 8.507cm)">
          <text:p/>
        </draw:circle>
        <draw:ellipse draw:style-name="gr2" draw:text-style-name="P1" draw:layer="layout" svg:width="0.587cm" svg:height="0.61cm" draw:transform="rotate (1.5707963267946) translate (5.524cm 7.22cm)">
          <text:p/>
        </draw:ellipse>
        <draw:circle draw:style-name="gr3" draw:text-style-name="P1" draw:layer="layout" svg:width="0.184cm" svg:height="0.184cm" draw:transform="rotate (1.5707963267946) translate (5.741cm 7.006cm)">
          <text:p/>
        </draw:circle>
        <draw:ellipse draw:style-name="gr2" draw:text-style-name="P1" draw:layer="layout" svg:width="0.587cm" svg:height="0.61cm" draw:transform="rotate (1.5707963267946) translate (5.524cm 5.719cm)">
          <text:p/>
        </draw:ellipse>
        <draw:circle draw:style-name="gr3" draw:text-style-name="P1" draw:layer="layout" svg:width="0.184cm" svg:height="0.184cm" draw:transform="rotate (1.5707963267946) translate (5.741cm 5.505cm)">
          <text:p/>
        </draw:circle>
        <draw:circle draw:style-name="gr3" draw:text-style-name="P1" draw:layer="layout" svg:width="0.184cm" svg:height="0.184cm" draw:transform="rotate (1.5707963267946) translate (5.741cm 13.009cm)">
          <text:p/>
        </draw:circle>
        <draw:ellipse draw:style-name="gr2" draw:text-style-name="P1" draw:layer="layout" svg:width="0.587cm" svg:height="0.61cm" draw:transform="rotate (1.5707963267946) translate (16.124cm 14.724cm)">
          <text:p/>
        </draw:ellipse>
        <draw:circle draw:style-name="gr3" draw:text-style-name="P1" draw:layer="layout" svg:width="0.184cm" svg:height="0.184cm" draw:transform="rotate (1.5707963267946) translate (16.341cm 14.51cm)">
          <text:p/>
        </draw:circle>
        <draw:ellipse draw:style-name="gr2" draw:text-style-name="P1" draw:layer="layout" svg:width="0.587cm" svg:height="0.61cm" draw:transform="rotate (1.5707963267946) translate (16.124cm 13.224cm)">
          <text:p/>
        </draw:ellipse>
        <draw:circle draw:style-name="gr3" draw:text-style-name="P1" draw:layer="layout" svg:width="0.184cm" svg:height="0.184cm" draw:transform="rotate (1.5707963267946) translate (16.341cm 13.01cm)">
          <text:p/>
        </draw:circle>
        <draw:ellipse draw:style-name="gr2" draw:text-style-name="P1" draw:layer="layout" svg:width="0.587cm" svg:height="0.61cm" draw:transform="rotate (1.5707963267946) translate (16.124cm 11.723cm)">
          <text:p/>
        </draw:ellipse>
        <draw:circle draw:style-name="gr3" draw:text-style-name="P1" draw:layer="layout" svg:width="0.184cm" svg:height="0.184cm" draw:transform="rotate (1.5707963267946) translate (16.341cm 11.509cm)">
          <text:p/>
        </draw:circle>
        <draw:ellipse draw:style-name="gr2" draw:text-style-name="P1" draw:layer="layout" svg:width="0.587cm" svg:height="0.61cm" draw:transform="rotate (1.5707963267946) translate (16.124cm 10.222cm)">
          <text:p/>
        </draw:ellipse>
        <draw:circle draw:style-name="gr3" draw:text-style-name="P1" draw:layer="layout" svg:width="0.184cm" svg:height="0.184cm" draw:transform="rotate (1.5707963267946) translate (16.341cm 10.008cm)">
          <text:p/>
        </draw:circle>
        <draw:ellipse draw:style-name="gr2" draw:text-style-name="P1" draw:layer="layout" svg:width="0.587cm" svg:height="0.61cm" draw:transform="rotate (1.5707963267946) translate (16.124cm 8.721cm)">
          <text:p/>
        </draw:ellipse>
        <draw:circle draw:style-name="gr3" draw:text-style-name="P1" draw:layer="layout" svg:width="0.184cm" svg:height="0.184cm" draw:transform="rotate (1.5707963267946) translate (16.341cm 8.507cm)">
          <text:p/>
        </draw:circle>
        <draw:ellipse draw:style-name="gr2" draw:text-style-name="P1" draw:layer="layout" svg:width="0.587cm" svg:height="0.61cm" draw:transform="rotate (1.5707963267946) translate (16.124cm 7.22cm)">
          <text:p/>
        </draw:ellipse>
        <draw:circle draw:style-name="gr3" draw:text-style-name="P1" draw:layer="layout" svg:width="0.184cm" svg:height="0.184cm" draw:transform="rotate (1.5707963267946) translate (16.341cm 7.006cm)">
          <text:p/>
        </draw:circle>
        <draw:ellipse draw:style-name="gr2" draw:text-style-name="P1" draw:layer="layout" svg:width="0.587cm" svg:height="0.61cm" draw:transform="rotate (1.5707963267946) translate (16.124cm 5.719cm)">
          <text:p/>
        </draw:ellipse>
        <draw:circle draw:style-name="gr3" draw:text-style-name="P1" draw:layer="layout" svg:width="0.184cm" svg:height="0.184cm" draw:transform="rotate (1.5707963267946) translate (16.341cm 5.505cm)">
          <text:p/>
        </draw:circle>
        <draw:circle draw:style-name="gr3" draw:text-style-name="P1" draw:layer="layout" svg:width="0.184cm" svg:height="0.184cm" draw:transform="rotate (1.5707963267946) translate (16.341cm 13.009cm)">
          <text:p/>
        </draw:circle>
        <draw:ellipse draw:style-name="gr2" draw:text-style-name="P1" draw:layer="layout" svg:width="0.587cm" svg:height="0.61cm" draw:transform="rotate (1.5707963267946) translate (16.124cm 14.723cm)">
          <text:p/>
        </draw:ellipse>
        <draw:circle draw:style-name="gr3" draw:text-style-name="P1" draw:layer="layout" svg:width="0.184cm" svg:height="0.184cm" draw:transform="rotate (1.5707963267946) translate (16.341cm 14.509cm)">
          <text:p/>
        </draw:circle>
        <draw:circle draw:style-name="gr6" draw:text-style-name="P1" draw:layer="layout" svg:width="0.237cm" svg:height="0.237cm" svg:x="5.224cm" svg:y="15.637cm">
          <text:p/>
        </draw:circle>
        <draw:circle draw:style-name="gr6" draw:text-style-name="P1" draw:layer="layout" svg:width="0.366cm" svg:height="0.366cm" svg:x="5.158cm" svg:y="16.77cm">
          <text:p/>
        </draw:circle>
        <draw:rect draw:style-name="gr7" draw:text-style-name="P1" draw:layer="layout" svg:width="4.658cm" svg:height="2.191cm" svg:x="15.897cm" svg:y="24.749cm">
          <text:p/>
        </draw:rect>
        <draw:frame draw:style-name="gr8" draw:text-style-name="P2" draw:layer="layout" svg:width="5.409cm" svg:height="2.585cm" svg:x="15.786cm" svg:y="24.818cm">
          <draw:text-box>
            <text:p><text:span text:style-name="T1">Proto-8 Generic Synthesizer</text:span></text:p>
            <text:p><text:span text:style-name="T1">Drawing: <text:s/>Front Panel</text:span></text:p>
            <text:p><text:span text:style-name="T1"><text:s/></text:span><text:span text:style-name="T1">Software Layout</text:span></text:p>
            <text:p><text:span text:style-name="T1"><text:s text:c="22"/></text:span><text:span text:style-name="T1">Revision</text:span></text:p>
            <text:p><text:span text:style-name="T1">R. Parks <text:s text:c="6"/>10-24-2017</text:span></text:p>
            <text:p><text:span text:style-name="T1"/></text:p>
          </draw:text-box>
        </draw:frame>
        <draw:g>
          <draw:ellipse draw:style-name="gr2" draw:text-style-name="P1" draw:layer="layout" svg:width="0.587cm" svg:height="0.61cm" draw:transform="rotate (1.5707963267946) translate (7.624cm 20.124cm)">
            <text:p/>
          </draw:ellipse>
          <draw:circle draw:style-name="gr3" draw:text-style-name="P1" draw:layer="layout" svg:width="0.184cm" svg:height="0.184cm" draw:transform="rotate (1.5707963267946) translate (7.841cm 19.91cm)">
            <text:p/>
          </draw:circle>
          <draw:ellipse draw:style-name="gr2" draw:text-style-name="P1" draw:layer="layout" svg:width="0.587cm" svg:height="0.61cm" draw:transform="rotate (1.5707963267946) translate (7.624cm 20.123cm)">
            <text:p/>
          </draw:ellipse>
          <draw:circle draw:style-name="gr3" draw:text-style-name="P1" draw:layer="layout" svg:width="0.184cm" svg:height="0.184cm" draw:transform="rotate (1.5707963267946) translate (7.841cm 19.909cm)">
            <text:p/>
          </draw:circle>
        </draw:g>
        <draw:frame draw:style-name="gr9" draw:text-style-name="P3" draw:layer="layout" svg:width="3.089cm" svg:height="0.725cm" svg:x="8.592cm" svg:y="19.525cm">
          <draw:text-box>
            <text:p><text:span text:style-name="T2">Knobs - Pots</text:span></text:p>
          </draw:text-box>
        </draw:frame>
        <draw:circle draw:style-name="gr4" draw:text-style-name="P1" draw:layer="layout" svg:width="0.231cm" svg:height="0.232cm" svg:x="7.586cm" svg:y="20.631cm">
          <text:p/>
        </draw:circle>
        <draw:circle draw:style-name="gr4" draw:text-style-name="P1" draw:layer="layout" svg:width="0.231cm" svg:height="0.232cm" svg:x="8.075cm" svg:y="20.632cm">
          <text:p/>
        </draw:circle>
        <draw:circle draw:style-name="gr5" draw:text-style-name="P1" draw:layer="layout" svg:width="0.231cm" svg:height="0.232cm" svg:x="7.586cm" svg:y="21.119cm">
          <text:p/>
        </draw:circle>
        <draw:circle draw:style-name="gr5" draw:text-style-name="P1" draw:layer="layout" svg:width="0.231cm" svg:height="0.232cm" svg:x="8.075cm" svg:y="21.12cm">
          <text:p/>
        </draw:circle>
        <draw:frame draw:style-name="gr9" draw:text-style-name="P3" draw:layer="layout" svg:width="3.089cm" svg:height="0.725cm" svg:x="8.593cm" svg:y="20.626cm">
          <draw:text-box>
            <text:p><text:span text:style-name="T2">LEDs</text:span></text:p>
          </draw:text-box>
        </draw:frame>
        <draw:circle draw:style-name="gr6" draw:text-style-name="P1" draw:layer="layout" svg:width="0.366cm" svg:height="0.366cm" svg:x="7.858cm" svg:y="23.97cm">
          <text:p/>
        </draw:circle>
        <draw:circle draw:style-name="gr6" draw:text-style-name="P1" draw:layer="layout" svg:width="0.237cm" svg:height="0.237cm" svg:x="7.925cm" svg:y="23.438cm">
          <text:p/>
        </draw:circle>
        <draw:circle draw:style-name="gr10" draw:text-style-name="P1" draw:layer="layout" svg:width="0.243cm" svg:height="0.243cm" svg:x="7.579cm" svg:y="21.748cm">
          <text:p/>
        </draw:circle>
        <draw:circle draw:style-name="gr10" draw:text-style-name="P1" draw:layer="layout" svg:width="0.243cm" svg:height="0.243cm" svg:x="8.216cm" svg:y="21.749cm">
          <text:p/>
        </draw:circle>
        <draw:ellipse draw:style-name="gr10" draw:text-style-name="P1" draw:layer="layout" svg:width="0.243cm" svg:height="0.242cm" svg:x="7.58cm" svg:y="22.545cm">
          <text:p/>
        </draw:ellipse>
        <draw:circle draw:style-name="gr10" draw:text-style-name="P1" draw:layer="layout" svg:width="0.243cm" svg:height="0.243cm" svg:x="8.217cm" svg:y="22.545cm">
          <text:p/>
        </draw:circle>
        <draw:frame draw:style-name="gr9" draw:text-style-name="P3" draw:layer="layout" svg:width="2.301cm" svg:height="0.725cm" svg:x="8.594cm" svg:y="21.927cm">
          <draw:text-box>
            <text:p><text:span text:style-name="T2">Buttons</text:span></text:p>
          </draw:text-box>
        </draw:frame>
        <draw:frame draw:style-name="gr11" draw:text-style-name="P3" draw:layer="layout" svg:width="4.092cm" svg:height="0.777cm" svg:x="8.595cm" svg:y="23.528cm">
          <draw:text-box>
            <text:p><text:span text:style-name="T2">Pwr Switch &amp; LED</text:span></text:p>
          </draw:text-box>
        </draw:frame>
        <draw:frame draw:style-name="gr11" draw:text-style-name="P3" draw:layer="layout" svg:width="4.092cm" svg:height="0.777cm" svg:x="11.295cm" svg:y="26.129cm">
          <draw:text-box>
            <text:p><text:span text:style-name="T2">Scale: <text:s/>0.5” = 1”</text:span></text:p>
          </draw:text-box>
        </draw:frame>
        <draw:frame draw:style-name="gr12" draw:text-style-name="P4" draw:layer="layout" svg:width="1.286cm" svg:height="0.493cm" svg:x="5.234cm" svg:y="4.758cm">
          <draw:text-box>
            <text:p><text:span text:style-name="T3">A1Knob</text:span></text:p>
          </draw:text-box>
        </draw:frame>
        <draw:frame draw:style-name="gr13" draw:text-style-name="P3" draw:layer="layout" svg:width="6.976cm" svg:height="1.673cm" svg:x="12.695cm" svg:y="20.629cm">
          <draw:text-box>
            <text:p><text:span text:style-name="T2">Software name assignments</text:span></text:p>
          </draw:text-box>
        </draw:frame>
        <draw:frame draw:style-name="gr12" draw:text-style-name="P4" draw:layer="layout" svg:width="1.286cm" svg:height="0.493cm" svg:x="6.734cm" svg:y="4.759cm">
          <draw:text-box>
            <text:p><text:span text:style-name="T3">A2Knob</text:span></text:p>
          </draw:text-box>
        </draw:frame>
        <draw:frame draw:style-name="gr12" draw:text-style-name="P4" draw:layer="layout" svg:width="1.286cm" svg:height="0.493cm" svg:x="8.234cm" svg:y="4.76cm">
          <draw:text-box>
            <text:p><text:span text:style-name="T3">A3Knob</text:span></text:p>
          </draw:text-box>
        </draw:frame>
        <draw:frame draw:style-name="gr12" draw:text-style-name="P4" draw:layer="layout" svg:width="1.286cm" svg:height="0.493cm" svg:x="9.734cm" svg:y="4.761cm">
          <draw:text-box>
            <text:p><text:span text:style-name="T3">A4Knob</text:span></text:p>
          </draw:text-box>
        </draw:frame>
        <draw:frame draw:style-name="gr12" draw:text-style-name="P4" draw:layer="layout" svg:width="1.286cm" svg:height="0.493cm" svg:x="11.234cm" svg:y="4.762cm">
          <draw:text-box>
            <text:p><text:span text:style-name="T3">A5Knob</text:span></text:p>
          </draw:text-box>
        </draw:frame>
        <draw:frame draw:style-name="gr12" draw:text-style-name="P4" draw:layer="layout" svg:width="1.286cm" svg:height="0.493cm" svg:x="12.695cm" svg:y="4.763cm">
          <draw:text-box>
            <text:p><text:span text:style-name="T3">A6Knob</text:span></text:p>
          </draw:text-box>
        </draw:frame>
        <draw:frame draw:style-name="gr12" draw:text-style-name="P4" draw:layer="layout" svg:width="1.286cm" svg:height="0.493cm" svg:x="14.205cm" svg:y="4.764cm">
          <draw:text-box>
            <text:p><text:span text:style-name="T3">A7Knob</text:span></text:p>
          </draw:text-box>
        </draw:frame>
        <draw:frame draw:style-name="gr12" draw:text-style-name="P4" draw:layer="layout" svg:width="1.286cm" svg:height="0.493cm" svg:x="15.792cm" svg:y="4.756cm">
          <draw:text-box>
            <text:p><text:span text:style-name="T3">A8Knob</text:span></text:p>
          </draw:text-box>
        </draw:frame>
        <draw:frame draw:style-name="gr12" draw:text-style-name="P4" draw:layer="layout" svg:width="1.286cm" svg:height="0.493cm" svg:x="5.234cm" svg:y="6.259cm">
          <draw:text-box>
            <text:p><text:span text:style-name="T3">B1Knob</text:span></text:p>
          </draw:text-box>
        </draw:frame>
        <draw:frame draw:style-name="gr12" draw:text-style-name="P4" draw:layer="layout" svg:width="1.286cm" svg:height="0.493cm" svg:x="5.234cm" svg:y="7.76cm">
          <draw:text-box>
            <text:p><text:span text:style-name="T3">B2Knob</text:span></text:p>
          </draw:text-box>
        </draw:frame>
        <draw:frame draw:style-name="gr12" draw:text-style-name="P4" draw:layer="layout" svg:width="1.286cm" svg:height="0.493cm" svg:x="5.234cm" svg:y="9.261cm">
          <draw:text-box>
            <text:p><text:span text:style-name="T3">B3Knob</text:span></text:p>
          </draw:text-box>
        </draw:frame>
        <draw:frame draw:style-name="gr12" draw:text-style-name="P4" draw:layer="layout" svg:width="1.286cm" svg:height="0.493cm" svg:x="5.234cm" svg:y="10.762cm">
          <draw:text-box>
            <text:p><text:span text:style-name="T3">B4Knob</text:span></text:p>
          </draw:text-box>
        </draw:frame>
        <draw:frame draw:style-name="gr12" draw:text-style-name="P4" draw:layer="layout" svg:width="1.286cm" svg:height="0.493cm" svg:x="5.234cm" svg:y="12.263cm">
          <draw:text-box>
            <text:p><text:span text:style-name="T3">B5Knob</text:span></text:p>
          </draw:text-box>
        </draw:frame>
        <draw:frame draw:style-name="gr12" draw:text-style-name="P4" draw:layer="layout" svg:width="1.286cm" svg:height="0.493cm" svg:x="15.792cm" svg:y="6.257cm">
          <draw:text-box>
            <text:p><text:span text:style-name="T3">C1Knob</text:span></text:p>
          </draw:text-box>
        </draw:frame>
        <draw:frame draw:style-name="gr12" draw:text-style-name="P4" draw:layer="layout" svg:width="1.286cm" svg:height="0.493cm" svg:x="15.792cm" svg:y="7.758cm">
          <draw:text-box>
            <text:p><text:span text:style-name="T3">C2Knob</text:span></text:p>
          </draw:text-box>
        </draw:frame>
        <draw:frame draw:style-name="gr12" draw:text-style-name="P4" draw:layer="layout" svg:width="1.286cm" svg:height="0.493cm" svg:x="15.792cm" svg:y="9.259cm">
          <draw:text-box>
            <text:p><text:span text:style-name="T3">C3Knob</text:span></text:p>
          </draw:text-box>
        </draw:frame>
        <draw:frame draw:style-name="gr12" draw:text-style-name="P4" draw:layer="layout" svg:width="1.286cm" svg:height="0.493cm" svg:x="15.792cm" svg:y="10.76cm">
          <draw:text-box>
            <text:p><text:span text:style-name="T3">C4Knob</text:span></text:p>
          </draw:text-box>
        </draw:frame>
        <draw:frame draw:style-name="gr12" draw:text-style-name="P4" draw:layer="layout" svg:width="1.286cm" svg:height="0.493cm" svg:x="15.792cm" svg:y="12.261cm">
          <draw:text-box>
            <text:p><text:span text:style-name="T3">C5Knob</text:span></text:p>
          </draw:text-box>
        </draw:frame>
        <draw:frame draw:style-name="gr12" draw:text-style-name="P4" draw:layer="layout" svg:width="1.286cm" svg:height="0.493cm" svg:x="5.234cm" svg:y="4.759cm">
          <draw:text-box>
            <text:p><text:span text:style-name="T3">A1Knob</text:span></text:p>
          </draw:text-box>
        </draw:frame>
        <draw:frame draw:style-name="gr14" draw:text-style-name="P6" draw:layer="layout" svg:width="1.109cm" svg:height="0.735cm" svg:x="6.934cm" svg:y="6.399cm">
          <draw:text-box>
            <text:p text:style-name="P5"><text:span text:style-name="T4">ALed1</text:span></text:p>
          </draw:text-box>
        </draw:frame>
        <draw:frame draw:style-name="gr12" draw:text-style-name="P4" draw:layer="layout" svg:width="0.307cm" svg:height="0.493cm" svg:x="7.878cm" svg:y="6.653cm">
          <draw:text-box>
            <text:p><text:span text:style-name="T3">2</text:span></text:p>
          </draw:text-box>
        </draw:frame>
        <draw:frame draw:style-name="gr12" draw:text-style-name="P4" draw:layer="layout" svg:width="0.307cm" svg:height="0.493cm" svg:x="8.379cm" svg:y="6.654cm">
          <draw:text-box>
            <text:p><text:span text:style-name="T3">3</text:span></text:p>
          </draw:text-box>
        </draw:frame>
        <draw:frame draw:style-name="gr12" draw:text-style-name="P4" draw:layer="layout" svg:width="0.307cm" svg:height="0.493cm" svg:x="8.88cm" svg:y="6.655cm">
          <draw:text-box>
            <text:p><text:span text:style-name="T3">4</text:span></text:p>
          </draw:text-box>
        </draw:frame>
        <draw:frame draw:style-name="gr12" draw:text-style-name="P4" draw:layer="layout" svg:width="0.307cm" svg:height="0.493cm" svg:x="9.352cm" svg:y="6.656cm">
          <draw:text-box>
            <text:p><text:span text:style-name="T3">5</text:span></text:p>
          </draw:text-box>
        </draw:frame>
        <draw:frame draw:style-name="gr12" draw:text-style-name="P4" draw:layer="layout" svg:width="0.307cm" svg:height="0.493cm" svg:x="9.853cm" svg:y="6.657cm">
          <draw:text-box>
            <text:p><text:span text:style-name="T3">6</text:span></text:p>
          </draw:text-box>
        </draw:frame>
        <draw:frame draw:style-name="gr12" draw:text-style-name="P4" draw:layer="layout" svg:width="0.307cm" svg:height="0.493cm" svg:x="10.325cm" svg:y="6.658cm">
          <draw:text-box>
            <text:p><text:span text:style-name="T3">7</text:span></text:p>
          </draw:text-box>
        </draw:frame>
        <draw:frame draw:style-name="gr12" draw:text-style-name="P4" draw:layer="layout" svg:width="0.307cm" svg:height="0.493cm" svg:x="10.826cm" svg:y="6.659cm">
          <draw:text-box>
            <text:p><text:span text:style-name="T3">8</text:span></text:p>
          </draw:text-box>
        </draw:frame>
        <draw:frame draw:style-name="gr12" draw:text-style-name="P4" draw:layer="layout" svg:width="0.74cm" svg:height="0.493cm" svg:x="11.515cm" svg:y="6.675cm">
          <draw:text-box>
            <text:p><text:span text:style-name="T3">10</text:span></text:p>
          </draw:text-box>
        </draw:frame>
        <draw:frame draw:style-name="gr14" draw:text-style-name="P6" draw:layer="layout" svg:width="1.109cm" svg:height="0.735cm" svg:x="6.906cm" svg:y="13.519cm">
          <draw:text-box>
            <text:p text:style-name="P5"><text:span text:style-name="T4">CLed1</text:span></text:p>
          </draw:text-box>
        </draw:frame>
        <draw:frame draw:style-name="gr12" draw:text-style-name="P4" draw:layer="layout" svg:width="0.307cm" svg:height="0.493cm" svg:x="7.879cm" svg:y="13.754cm">
          <draw:text-box>
            <text:p><text:span text:style-name="T3">2</text:span></text:p>
          </draw:text-box>
        </draw:frame>
        <draw:frame draw:style-name="gr12" draw:text-style-name="P4" draw:layer="layout" svg:width="0.307cm" svg:height="0.493cm" svg:x="8.38cm" svg:y="13.755cm">
          <draw:text-box>
            <text:p><text:span text:style-name="T3">3</text:span></text:p>
          </draw:text-box>
        </draw:frame>
        <draw:frame draw:style-name="gr12" draw:text-style-name="P4" draw:layer="layout" svg:width="0.307cm" svg:height="0.493cm" svg:x="8.881cm" svg:y="13.756cm">
          <draw:text-box>
            <text:p><text:span text:style-name="T3">4</text:span></text:p>
          </draw:text-box>
        </draw:frame>
        <draw:frame draw:style-name="gr12" draw:text-style-name="P4" draw:layer="layout" svg:width="0.307cm" svg:height="0.493cm" svg:x="9.353cm" svg:y="13.757cm">
          <draw:text-box>
            <text:p><text:span text:style-name="T3">5</text:span></text:p>
          </draw:text-box>
        </draw:frame>
        <draw:frame draw:style-name="gr12" draw:text-style-name="P4" draw:layer="layout" svg:width="0.307cm" svg:height="0.493cm" svg:x="9.854cm" svg:y="13.758cm">
          <draw:text-box>
            <text:p><text:span text:style-name="T3">6</text:span></text:p>
          </draw:text-box>
        </draw:frame>
        <draw:frame draw:style-name="gr12" draw:text-style-name="P4" draw:layer="layout" svg:width="0.307cm" svg:height="0.493cm" svg:x="10.326cm" svg:y="13.759cm">
          <draw:text-box>
            <text:p><text:span text:style-name="T3">7</text:span></text:p>
          </draw:text-box>
        </draw:frame>
        <draw:frame draw:style-name="gr12" draw:text-style-name="P4" draw:layer="layout" svg:width="0.307cm" svg:height="0.493cm" svg:x="10.827cm" svg:y="13.76cm">
          <draw:text-box>
            <text:p><text:span text:style-name="T3">8</text:span></text:p>
          </draw:text-box>
        </draw:frame>
        <draw:g>
          <draw:g>
            <draw:circle draw:style-name="gr10" draw:text-style-name="P1" draw:layer="layout" svg:width="0.243cm" svg:height="0.243cm" svg:x="8.379cm" svg:y="9.447cm">
              <text:p/>
            </draw:circle>
            <draw:circle draw:style-name="gr10" draw:text-style-name="P1" draw:layer="layout" svg:width="0.243cm" svg:height="0.243cm" svg:x="9.116cm" svg:y="9.448cm">
              <text:p/>
            </draw:circle>
            <draw:circle draw:style-name="gr10" draw:text-style-name="P1" draw:layer="layout" svg:width="0.243cm" svg:height="0.243cm" svg:x="9.856cm" svg:y="9.449cm">
              <text:p/>
            </draw:circle>
            <draw:circle draw:style-name="gr10" draw:text-style-name="P1" draw:layer="layout" svg:width="0.243cm" svg:height="0.243cm" svg:x="10.593cm" svg:y="9.449cm">
              <text:p/>
            </draw:circle>
            <draw:circle draw:style-name="gr10" draw:text-style-name="P1" draw:layer="layout" svg:width="0.243cm" svg:height="0.243cm" svg:x="11.332cm" svg:y="9.45cm">
              <text:p/>
            </draw:circle>
            <draw:circle draw:style-name="gr10" draw:text-style-name="P1" draw:layer="layout" svg:width="0.243cm" svg:height="0.243cm" svg:x="12.07cm" svg:y="9.45cm">
              <text:p/>
            </draw:circle>
            <draw:circle draw:style-name="gr10" draw:text-style-name="P1" draw:layer="layout" svg:width="0.243cm" svg:height="0.243cm" svg:x="12.809cm" svg:y="9.45cm">
              <text:p/>
            </draw:circle>
            <draw:circle draw:style-name="gr10" draw:text-style-name="P1" draw:layer="layout" svg:width="0.243cm" svg:height="0.243cm" svg:x="13.547cm" svg:y="9.451cm">
              <text:p/>
            </draw:circle>
          </draw:g>
          <draw:g>
            <draw:circle draw:style-name="gr10" draw:text-style-name="P1" draw:layer="layout" svg:width="0.243cm" svg:height="0.243cm" svg:x="8.38cm" svg:y="10.248cm">
              <text:p/>
            </draw:circle>
            <draw:circle draw:style-name="gr10" draw:text-style-name="P1" draw:layer="layout" svg:width="0.243cm" svg:height="0.243cm" svg:x="9.117cm" svg:y="10.249cm">
              <text:p/>
            </draw:circle>
            <draw:circle draw:style-name="gr10" draw:text-style-name="P1" draw:layer="layout" svg:width="0.243cm" svg:height="0.243cm" svg:x="9.857cm" svg:y="10.25cm">
              <text:p/>
            </draw:circle>
            <draw:circle draw:style-name="gr10" draw:text-style-name="P1" draw:layer="layout" svg:width="0.243cm" svg:height="0.243cm" svg:x="10.594cm" svg:y="10.25cm">
              <text:p/>
            </draw:circle>
            <draw:circle draw:style-name="gr10" draw:text-style-name="P1" draw:layer="layout" svg:width="0.243cm" svg:height="0.243cm" svg:x="11.333cm" svg:y="10.251cm">
              <text:p/>
            </draw:circle>
            <draw:circle draw:style-name="gr10" draw:text-style-name="P1" draw:layer="layout" svg:width="0.243cm" svg:height="0.243cm" svg:x="12.071cm" svg:y="10.251cm">
              <text:p/>
            </draw:circle>
            <draw:circle draw:style-name="gr10" draw:text-style-name="P1" draw:layer="layout" svg:width="0.243cm" svg:height="0.243cm" svg:x="12.81cm" svg:y="10.251cm">
              <text:p/>
            </draw:circle>
            <draw:circle draw:style-name="gr10" draw:text-style-name="P1" draw:layer="layout" svg:width="0.243cm" svg:height="0.243cm" svg:x="13.548cm" svg:y="10.252cm">
              <text:p/>
            </draw:circle>
          </draw:g>
          <draw:g>
            <draw:circle draw:style-name="gr10" draw:text-style-name="P1" draw:layer="layout" svg:width="0.243cm" svg:height="0.243cm" svg:x="8.38cm" svg:y="11.048cm">
              <text:p/>
            </draw:circle>
            <draw:circle draw:style-name="gr10" draw:text-style-name="P1" draw:layer="layout" svg:width="0.243cm" svg:height="0.243cm" svg:x="9.117cm" svg:y="11.049cm">
              <text:p/>
            </draw:circle>
            <draw:circle draw:style-name="gr10" draw:text-style-name="P1" draw:layer="layout" svg:width="0.243cm" svg:height="0.243cm" svg:x="9.857cm" svg:y="11.05cm">
              <text:p/>
            </draw:circle>
            <draw:circle draw:style-name="gr10" draw:text-style-name="P1" draw:layer="layout" svg:width="0.243cm" svg:height="0.243cm" svg:x="10.594cm" svg:y="11.05cm">
              <text:p/>
            </draw:circle>
            <draw:circle draw:style-name="gr10" draw:text-style-name="P1" draw:layer="layout" svg:width="0.243cm" svg:height="0.243cm" svg:x="11.333cm" svg:y="11.051cm">
              <text:p/>
            </draw:circle>
            <draw:circle draw:style-name="gr10" draw:text-style-name="P1" draw:layer="layout" svg:width="0.243cm" svg:height="0.243cm" svg:x="12.071cm" svg:y="11.051cm">
              <text:p/>
            </draw:circle>
            <draw:circle draw:style-name="gr10" draw:text-style-name="P1" draw:layer="layout" svg:width="0.243cm" svg:height="0.243cm" svg:x="12.81cm" svg:y="11.051cm">
              <text:p/>
            </draw:circle>
            <draw:circle draw:style-name="gr10" draw:text-style-name="P1" draw:layer="layout" svg:width="0.243cm" svg:height="0.243cm" svg:x="13.548cm" svg:y="11.052cm">
              <text:p/>
            </draw:circle>
          </draw:g>
          <draw:g>
            <draw:circle draw:style-name="gr10" draw:text-style-name="P1" draw:layer="layout" svg:width="0.243cm" svg:height="0.243cm" svg:x="8.38cm" svg:y="11.848cm">
              <text:p/>
            </draw:circle>
            <draw:circle draw:style-name="gr10" draw:text-style-name="P1" draw:layer="layout" svg:width="0.243cm" svg:height="0.243cm" svg:x="9.117cm" svg:y="11.849cm">
              <text:p/>
            </draw:circle>
            <draw:circle draw:style-name="gr10" draw:text-style-name="P1" draw:layer="layout" svg:width="0.243cm" svg:height="0.243cm" svg:x="9.857cm" svg:y="11.85cm">
              <text:p/>
            </draw:circle>
            <draw:circle draw:style-name="gr10" draw:text-style-name="P1" draw:layer="layout" svg:width="0.243cm" svg:height="0.243cm" svg:x="10.594cm" svg:y="11.85cm">
              <text:p/>
            </draw:circle>
            <draw:circle draw:style-name="gr10" draw:text-style-name="P1" draw:layer="layout" svg:width="0.243cm" svg:height="0.243cm" svg:x="11.333cm" svg:y="11.851cm">
              <text:p/>
            </draw:circle>
            <draw:circle draw:style-name="gr10" draw:text-style-name="P1" draw:layer="layout" svg:width="0.243cm" svg:height="0.243cm" svg:x="12.071cm" svg:y="11.851cm">
              <text:p/>
            </draw:circle>
            <draw:circle draw:style-name="gr10" draw:text-style-name="P1" draw:layer="layout" svg:width="0.243cm" svg:height="0.243cm" svg:x="12.81cm" svg:y="11.851cm">
              <text:p/>
            </draw:circle>
            <draw:circle draw:style-name="gr10" draw:text-style-name="P1" draw:layer="layout" svg:width="0.243cm" svg:height="0.243cm" svg:x="13.548cm" svg:y="11.852cm">
              <text:p/>
            </draw:circle>
          </draw:g>
          <draw:frame draw:style-name="gr15" draw:text-style-name="P7" draw:layer="layout" svg:width="1.649cm" svg:height="0.569cm" svg:x="6.869cm" svg:y="9.252cm">
            <draw:text-box>
              <text:p><text:span text:style-name="T5">AxButton</text:span></text:p>
            </draw:text-box>
          </draw:frame>
          <draw:frame draw:style-name="gr12" draw:text-style-name="P4" draw:layer="layout" svg:width="0.307cm" svg:height="0.493cm" svg:x="8.386cm" svg:y="9.101cm">
            <draw:text-box>
              <text:p><text:span text:style-name="T3">1</text:span></text:p>
            </draw:text-box>
          </draw:frame>
          <draw:frame draw:style-name="gr12" draw:text-style-name="P4" draw:layer="layout" svg:width="0.307cm" svg:height="0.493cm" svg:x="9.087cm" svg:y="9.102cm">
            <draw:text-box>
              <text:p><text:span text:style-name="T3">2</text:span></text:p>
            </draw:text-box>
          </draw:frame>
          <draw:frame draw:style-name="gr12" draw:text-style-name="P4" draw:layer="layout" svg:width="0.307cm" svg:height="0.493cm" svg:x="9.888cm" svg:y="9.103cm">
            <draw:text-box>
              <text:p><text:span text:style-name="T3">3</text:span></text:p>
            </draw:text-box>
          </draw:frame>
          <draw:frame draw:style-name="gr12" draw:text-style-name="P4" draw:layer="layout" svg:width="0.307cm" svg:height="0.493cm" svg:x="10.589cm" svg:y="9.104cm">
            <draw:text-box>
              <text:p><text:span text:style-name="T3">4</text:span></text:p>
            </draw:text-box>
          </draw:frame>
          <draw:frame draw:style-name="gr12" draw:text-style-name="P4" draw:layer="layout" svg:width="0.307cm" svg:height="0.493cm" svg:x="11.319cm" svg:y="9.073cm">
            <draw:text-box>
              <text:p><text:span text:style-name="T3">5</text:span></text:p>
            </draw:text-box>
          </draw:frame>
          <draw:frame draw:style-name="gr12" draw:text-style-name="P4" draw:layer="layout" svg:width="0.307cm" svg:height="0.493cm" svg:x="12.091cm" svg:y="9.106cm">
            <draw:text-box>
              <text:p><text:span text:style-name="T3">6</text:span></text:p>
            </draw:text-box>
          </draw:frame>
          <draw:frame draw:style-name="gr12" draw:text-style-name="P4" draw:layer="layout" svg:width="0.307cm" svg:height="0.493cm" svg:x="12.792cm" svg:y="9.107cm">
            <draw:text-box>
              <text:p><text:span text:style-name="T3">7</text:span></text:p>
            </draw:text-box>
          </draw:frame>
          <draw:frame draw:style-name="gr12" draw:text-style-name="P4" draw:layer="layout" svg:width="0.307cm" svg:height="0.493cm" svg:x="13.577cm" svg:y="9.108cm">
            <draw:text-box>
              <text:p><text:span text:style-name="T3">8</text:span></text:p>
            </draw:text-box>
          </draw:frame>
          <draw:frame draw:style-name="gr15" draw:text-style-name="P7" draw:layer="layout" svg:width="1.649cm" svg:height="0.569cm" svg:x="6.87cm" svg:y="10.053cm">
            <draw:text-box>
              <text:p><text:span text:style-name="T5">BxButton</text:span></text:p>
            </draw:text-box>
          </draw:frame>
          <draw:frame draw:style-name="gr16" draw:text-style-name="P7" draw:layer="layout" svg:width="1.662cm" svg:height="0.569cm" svg:x="6.871cm" svg:y="10.854cm">
            <draw:text-box>
              <text:p><text:span text:style-name="T5">CxButton</text:span></text:p>
            </draw:text-box>
          </draw:frame>
          <draw:frame draw:style-name="gr16" draw:text-style-name="P7" draw:layer="layout" svg:width="1.662cm" svg:height="0.569cm" svg:x="6.872cm" svg:y="11.655cm">
            <draw:text-box>
              <text:p><text:span text:style-name="T5">DxButton</text:span></text:p>
            </draw:text-box>
          </draw:frame>
          <draw:frame draw:style-name="gr12" draw:text-style-name="P4" draw:layer="layout" svg:width="0.307cm" svg:height="0.493cm" svg:x="8.386cm" svg:y="9.901cm">
            <draw:text-box>
              <text:p><text:span text:style-name="T3">1</text:span></text:p>
            </draw:text-box>
          </draw:frame>
          <draw:frame draw:style-name="gr12" draw:text-style-name="P4" draw:layer="layout" svg:width="0.307cm" svg:height="0.493cm" svg:x="9.087cm" svg:y="9.902cm">
            <draw:text-box>
              <text:p><text:span text:style-name="T3">2</text:span></text:p>
            </draw:text-box>
          </draw:frame>
          <draw:frame draw:style-name="gr12" draw:text-style-name="P4" draw:layer="layout" svg:width="0.307cm" svg:height="0.493cm" svg:x="9.888cm" svg:y="9.903cm">
            <draw:text-box>
              <text:p><text:span text:style-name="T3">3</text:span></text:p>
            </draw:text-box>
          </draw:frame>
          <draw:frame draw:style-name="gr12" draw:text-style-name="P4" draw:layer="layout" svg:width="0.307cm" svg:height="0.493cm" svg:x="10.589cm" svg:y="9.904cm">
            <draw:text-box>
              <text:p><text:span text:style-name="T3">4</text:span></text:p>
            </draw:text-box>
          </draw:frame>
          <draw:frame draw:style-name="gr12" draw:text-style-name="P4" draw:layer="layout" svg:width="0.307cm" svg:height="0.493cm" svg:x="11.319cm" svg:y="9.873cm">
            <draw:text-box>
              <text:p><text:span text:style-name="T3">5</text:span></text:p>
            </draw:text-box>
          </draw:frame>
          <draw:frame draw:style-name="gr12" draw:text-style-name="P4" draw:layer="layout" svg:width="0.307cm" svg:height="0.493cm" svg:x="12.091cm" svg:y="9.906cm">
            <draw:text-box>
              <text:p><text:span text:style-name="T3">6</text:span></text:p>
            </draw:text-box>
          </draw:frame>
          <draw:frame draw:style-name="gr12" draw:text-style-name="P4" draw:layer="layout" svg:width="0.307cm" svg:height="0.493cm" svg:x="8.386cm" svg:y="10.701cm">
            <draw:text-box>
              <text:p><text:span text:style-name="T3">1</text:span></text:p>
            </draw:text-box>
          </draw:frame>
          <draw:frame draw:style-name="gr12" draw:text-style-name="P4" draw:layer="layout" svg:width="0.307cm" svg:height="0.493cm" svg:x="9.087cm" svg:y="10.702cm">
            <draw:text-box>
              <text:p><text:span text:style-name="T3">2</text:span></text:p>
            </draw:text-box>
          </draw:frame>
          <draw:frame draw:style-name="gr12" draw:text-style-name="P4" draw:layer="layout" svg:width="0.307cm" svg:height="0.493cm" svg:x="9.888cm" svg:y="10.703cm">
            <draw:text-box>
              <text:p><text:span text:style-name="T3">3</text:span></text:p>
            </draw:text-box>
          </draw:frame>
          <draw:frame draw:style-name="gr12" draw:text-style-name="P4" draw:layer="layout" svg:width="0.307cm" svg:height="0.493cm" svg:x="10.589cm" svg:y="10.704cm">
            <draw:text-box>
              <text:p><text:span text:style-name="T3">4</text:span></text:p>
            </draw:text-box>
          </draw:frame>
          <draw:frame draw:style-name="gr12" draw:text-style-name="P4" draw:layer="layout" svg:width="0.307cm" svg:height="0.493cm" svg:x="11.319cm" svg:y="10.673cm">
            <draw:text-box>
              <text:p><text:span text:style-name="T3">5</text:span></text:p>
            </draw:text-box>
          </draw:frame>
          <draw:frame draw:style-name="gr12" draw:text-style-name="P4" draw:layer="layout" svg:width="0.307cm" svg:height="0.493cm" svg:x="12.091cm" svg:y="10.706cm">
            <draw:text-box>
              <text:p><text:span text:style-name="T3">6</text:span></text:p>
            </draw:text-box>
          </draw:frame>
          <draw:frame draw:style-name="gr12" draw:text-style-name="P4" draw:layer="layout" svg:width="0.307cm" svg:height="0.493cm" svg:x="8.386cm" svg:y="11.501cm">
            <draw:text-box>
              <text:p><text:span text:style-name="T3">1</text:span></text:p>
            </draw:text-box>
          </draw:frame>
          <draw:frame draw:style-name="gr12" draw:text-style-name="P4" draw:layer="layout" svg:width="0.307cm" svg:height="0.493cm" svg:x="9.087cm" svg:y="11.502cm">
            <draw:text-box>
              <text:p><text:span text:style-name="T3">2</text:span></text:p>
            </draw:text-box>
          </draw:frame>
          <draw:frame draw:style-name="gr12" draw:text-style-name="P4" draw:layer="layout" svg:width="0.307cm" svg:height="0.493cm" svg:x="9.888cm" svg:y="11.503cm">
            <draw:text-box>
              <text:p><text:span text:style-name="T3">3</text:span></text:p>
            </draw:text-box>
          </draw:frame>
          <draw:frame draw:style-name="gr12" draw:text-style-name="P4" draw:layer="layout" svg:width="0.307cm" svg:height="0.493cm" svg:x="10.589cm" svg:y="11.504cm">
            <draw:text-box>
              <text:p><text:span text:style-name="T3">4</text:span></text:p>
            </draw:text-box>
          </draw:frame>
          <draw:frame draw:style-name="gr12" draw:text-style-name="P4" draw:layer="layout" svg:width="0.307cm" svg:height="0.493cm" svg:x="11.319cm" svg:y="11.473cm">
            <draw:text-box>
              <text:p><text:span text:style-name="T3">5</text:span></text:p>
            </draw:text-box>
          </draw:frame>
          <draw:frame draw:style-name="gr12" draw:text-style-name="P4" draw:layer="layout" svg:width="0.307cm" svg:height="0.493cm" svg:x="12.091cm" svg:y="11.506cm">
            <draw:text-box>
              <text:p><text:span text:style-name="T3">6</text:span></text:p>
            </draw:text-box>
          </draw:frame>
          <draw:frame draw:style-name="gr12" draw:text-style-name="P4" draw:layer="layout" svg:width="0.307cm" svg:height="0.493cm" svg:x="12.792cm" svg:y="9.907cm">
            <draw:text-box>
              <text:p><text:span text:style-name="T3">7</text:span></text:p>
            </draw:text-box>
          </draw:frame>
          <draw:frame draw:style-name="gr12" draw:text-style-name="P4" draw:layer="layout" svg:width="0.307cm" svg:height="0.493cm" svg:x="13.577cm" svg:y="9.908cm">
            <draw:text-box>
              <text:p><text:span text:style-name="T3">8</text:span></text:p>
            </draw:text-box>
          </draw:frame>
          <draw:frame draw:style-name="gr12" draw:text-style-name="P4" draw:layer="layout" svg:width="0.307cm" svg:height="0.493cm" svg:x="12.792cm" svg:y="10.707cm">
            <draw:text-box>
              <text:p><text:span text:style-name="T3">7</text:span></text:p>
            </draw:text-box>
          </draw:frame>
          <draw:frame draw:style-name="gr12" draw:text-style-name="P4" draw:layer="layout" svg:width="0.307cm" svg:height="0.493cm" svg:x="13.577cm" svg:y="10.708cm">
            <draw:text-box>
              <text:p><text:span text:style-name="T3">8</text:span></text:p>
            </draw:text-box>
          </draw:frame>
          <draw:frame draw:style-name="gr12" draw:text-style-name="P4" draw:layer="layout" svg:width="0.307cm" svg:height="0.493cm" svg:x="12.792cm" svg:y="11.507cm">
            <draw:text-box>
              <text:p><text:span text:style-name="T3">7</text:span></text:p>
            </draw:text-box>
          </draw:frame>
          <draw:frame draw:style-name="gr12" draw:text-style-name="P4" draw:layer="layout" svg:width="0.307cm" svg:height="0.493cm" svg:x="13.577cm" svg:y="11.508cm">
            <draw:text-box>
              <text:p><text:span text:style-name="T3">8</text:span></text:p>
            </draw:text-box>
          </draw:frame>
        </draw:g>
        <draw:frame draw:style-name="gr12" draw:text-style-name="P4" draw:layer="layout" svg:width="1.286cm" svg:height="0.493cm" svg:x="5.234cm" svg:y="13.764cm">
          <draw:text-box>
            <text:p><text:span text:style-name="T3">B6Knob</text:span></text:p>
          </draw:text-box>
        </draw:frame>
        <draw:frame draw:style-name="gr12" draw:text-style-name="P4" draw:layer="layout" svg:width="1.286cm" svg:height="0.493cm" svg:x="15.792cm" svg:y="13.762cm">
          <draw:text-box>
            <text:p><text:span text:style-name="T3">C6Knob</text:span></text:p>
          </draw:text-box>
        </draw:frame>
        <draw:frame draw:style-name="gr12" draw:text-style-name="P4" draw:layer="layout" svg:width="1.286cm" svg:height="0.493cm" svg:x="8.292cm" svg:y="15.063cm">
          <draw:text-box>
            <text:p><text:span text:style-name="T3">D1Knob</text:span></text:p>
          </draw:text-box>
        </draw:frame>
        <draw:frame draw:style-name="gr12" draw:text-style-name="P4" draw:layer="layout" svg:width="1.286cm" svg:height="0.493cm" svg:x="9.792cm" svg:y="15.064cm">
          <draw:text-box>
            <text:p><text:span text:style-name="T3">D2Knob</text:span></text:p>
          </draw:text-box>
        </draw:frame>
        <draw:frame draw:style-name="gr12" draw:text-style-name="P4" draw:layer="layout" svg:width="1.286cm" svg:height="0.493cm" svg:x="11.292cm" svg:y="15.065cm">
          <draw:text-box>
            <text:p><text:span text:style-name="T3">D3Knob</text:span></text:p>
          </draw:text-box>
        </draw:frame>
        <draw:frame draw:style-name="gr12" draw:text-style-name="P4" draw:layer="layout" svg:width="1.286cm" svg:height="0.493cm" svg:x="12.792cm" svg:y="15.066cm">
          <draw:text-box>
            <text:p><text:span text:style-name="T3">D4Knob</text:span></text:p>
          </draw:text-box>
        </draw:frame>
        <draw:frame draw:style-name="gr12" draw:text-style-name="P4" draw:layer="layout" svg:width="1.286cm" svg:height="0.493cm" svg:x="14.292cm" svg:y="15.067cm">
          <draw:text-box>
            <text:p><text:span text:style-name="T3">D5Knob</text:span></text:p>
          </draw:text-box>
        </draw:frame>
        <draw:frame draw:style-name="gr12" draw:text-style-name="P4" draw:layer="layout" svg:width="1.286cm" svg:height="0.493cm" svg:x="15.792cm" svg:y="15.068cm">
          <draw:text-box>
            <text:p><text:span text:style-name="T3">D6Knob</text:span></text:p>
          </draw:text-box>
        </draw:frame>
        <draw:frame draw:style-name="gr12" draw:text-style-name="P8" draw:layer="layout" svg:width="1.109cm" svg:height="0.493cm" svg:x="6.949cm" svg:y="7.855cm">
          <draw:text-box>
            <text:p text:style-name="P5"><text:span text:style-name="T4">BLed</text:span></text:p>
          </draw:text-box>
        </draw:frame>
        <draw:frame draw:style-name="gr12" draw:text-style-name="P4" draw:layer="layout" svg:width="0.307cm" svg:height="0.493cm" svg:x="11.31cm" svg:y="6.662cm">
          <draw:text-box>
            <text:p><text:span text:style-name="T3">9</text:span></text:p>
          </draw:text-box>
        </draw:frame>
        <draw:frame draw:style-name="gr12" draw:text-style-name="P4" draw:layer="layout" svg:width="0.74cm" svg:height="0.493cm" svg:x="12.015cm" svg:y="6.676cm">
          <draw:text-box>
            <text:p><text:span text:style-name="T3">11</text:span></text:p>
          </draw:text-box>
        </draw:frame>
        <draw:frame draw:style-name="gr12" draw:text-style-name="P4" draw:layer="layout" svg:width="0.74cm" svg:height="0.493cm" svg:x="12.515cm" svg:y="6.677cm">
          <draw:text-box>
            <text:p><text:span text:style-name="T3">12</text:span></text:p>
          </draw:text-box>
        </draw:frame>
        <draw:frame draw:style-name="gr12" draw:text-style-name="P4" draw:layer="layout" svg:width="0.74cm" svg:height="0.493cm" svg:x="12.988cm" svg:y="6.678cm">
          <draw:text-box>
            <text:p><text:span text:style-name="T3">13</text:span></text:p>
          </draw:text-box>
        </draw:frame>
        <draw:frame draw:style-name="gr12" draw:text-style-name="P4" draw:layer="layout" svg:width="0.74cm" svg:height="0.493cm" svg:x="13.488cm" svg:y="6.679cm">
          <draw:text-box>
            <text:p><text:span text:style-name="T3">14</text:span></text:p>
          </draw:text-box>
        </draw:frame>
        <draw:frame draw:style-name="gr12" draw:text-style-name="P4" draw:layer="layout" svg:width="0.74cm" svg:height="0.493cm" svg:x="13.934cm" svg:y="6.68cm">
          <draw:text-box>
            <text:p><text:span text:style-name="T3">15</text:span></text:p>
          </draw:text-box>
        </draw:frame>
        <draw:frame draw:style-name="gr12" draw:text-style-name="P4" draw:layer="layout" svg:width="0.74cm" svg:height="0.493cm" svg:x="14.447cm" svg:y="6.681cm">
          <draw:text-box>
            <text:p><text:span text:style-name="T3">16</text:span></text:p>
          </draw:text-box>
        </draw:frame>
        <draw:frame draw:style-name="gr12" draw:text-style-name="P4" draw:layer="layout" svg:width="0.307cm" svg:height="0.493cm" svg:x="7.871cm" svg:y="7.66cm">
          <draw:text-box>
            <text:p><text:span text:style-name="T3">2</text:span></text:p>
          </draw:text-box>
        </draw:frame>
        <draw:frame draw:style-name="gr12" draw:text-style-name="P4" draw:layer="layout" svg:width="0.307cm" svg:height="0.493cm" svg:x="8.372cm" svg:y="7.661cm">
          <draw:text-box>
            <text:p><text:span text:style-name="T3">3</text:span></text:p>
          </draw:text-box>
        </draw:frame>
        <draw:frame draw:style-name="gr12" draw:text-style-name="P4" draw:layer="layout" svg:width="0.307cm" svg:height="0.493cm" svg:x="8.873cm" svg:y="7.662cm">
          <draw:text-box>
            <text:p><text:span text:style-name="T3">4</text:span></text:p>
          </draw:text-box>
        </draw:frame>
        <draw:frame draw:style-name="gr12" draw:text-style-name="P4" draw:layer="layout" svg:width="0.307cm" svg:height="0.493cm" svg:x="9.345cm" svg:y="7.663cm">
          <draw:text-box>
            <text:p><text:span text:style-name="T3">5</text:span></text:p>
          </draw:text-box>
        </draw:frame>
        <draw:frame draw:style-name="gr12" draw:text-style-name="P4" draw:layer="layout" svg:width="0.307cm" svg:height="0.493cm" svg:x="9.846cm" svg:y="7.664cm">
          <draw:text-box>
            <text:p><text:span text:style-name="T3">6</text:span></text:p>
          </draw:text-box>
        </draw:frame>
        <draw:frame draw:style-name="gr12" draw:text-style-name="P4" draw:layer="layout" svg:width="0.307cm" svg:height="0.493cm" svg:x="10.318cm" svg:y="7.665cm">
          <draw:text-box>
            <text:p><text:span text:style-name="T3">7</text:span></text:p>
          </draw:text-box>
        </draw:frame>
        <draw:frame draw:style-name="gr12" draw:text-style-name="P4" draw:layer="layout" svg:width="0.307cm" svg:height="0.493cm" svg:x="10.819cm" svg:y="7.666cm">
          <draw:text-box>
            <text:p><text:span text:style-name="T3">8</text:span></text:p>
          </draw:text-box>
        </draw:frame>
        <draw:frame draw:style-name="gr12" draw:text-style-name="P4" draw:layer="layout" svg:width="0.74cm" svg:height="0.493cm" svg:x="11.508cm" svg:y="7.682cm">
          <draw:text-box>
            <text:p><text:span text:style-name="T3">10</text:span></text:p>
          </draw:text-box>
        </draw:frame>
        <draw:frame draw:style-name="gr12" draw:text-style-name="P4" draw:layer="layout" svg:width="0.307cm" svg:height="0.493cm" svg:x="11.303cm" svg:y="7.669cm">
          <draw:text-box>
            <text:p><text:span text:style-name="T3">9</text:span></text:p>
          </draw:text-box>
        </draw:frame>
        <draw:frame draw:style-name="gr12" draw:text-style-name="P4" draw:layer="layout" svg:width="0.74cm" svg:height="0.493cm" svg:x="12.008cm" svg:y="7.683cm">
          <draw:text-box>
            <text:p><text:span text:style-name="T3">11</text:span></text:p>
          </draw:text-box>
        </draw:frame>
        <draw:frame draw:style-name="gr12" draw:text-style-name="P4" draw:layer="layout" svg:width="0.74cm" svg:height="0.493cm" svg:x="12.508cm" svg:y="7.684cm">
          <draw:text-box>
            <text:p><text:span text:style-name="T3">12</text:span></text:p>
          </draw:text-box>
        </draw:frame>
        <draw:frame draw:style-name="gr12" draw:text-style-name="P4" draw:layer="layout" svg:width="0.74cm" svg:height="0.493cm" svg:x="12.981cm" svg:y="7.685cm">
          <draw:text-box>
            <text:p><text:span text:style-name="T3">13</text:span></text:p>
          </draw:text-box>
        </draw:frame>
        <draw:frame draw:style-name="gr12" draw:text-style-name="P4" draw:layer="layout" svg:width="0.74cm" svg:height="0.493cm" svg:x="13.481cm" svg:y="7.686cm">
          <draw:text-box>
            <text:p><text:span text:style-name="T3">14</text:span></text:p>
          </draw:text-box>
        </draw:frame>
        <draw:frame draw:style-name="gr12" draw:text-style-name="P4" draw:layer="layout" svg:width="0.74cm" svg:height="0.493cm" svg:x="13.927cm" svg:y="7.687cm">
          <draw:text-box>
            <text:p><text:span text:style-name="T3">15</text:span></text:p>
          </draw:text-box>
        </draw:frame>
        <draw:frame draw:style-name="gr12" draw:text-style-name="P4" draw:layer="layout" svg:width="0.74cm" svg:height="0.493cm" svg:x="14.44cm" svg:y="7.688cm">
          <draw:text-box>
            <text:p><text:span text:style-name="T3">16</text:span></text:p>
          </draw:text-box>
        </draw:frame>
        <draw:frame draw:style-name="gr12" draw:text-style-name="P4" draw:layer="layout" svg:width="0.307cm" svg:height="0.493cm" svg:x="7.417cm" svg:y="7.661cm">
          <draw:text-box>
            <text:p><text:span text:style-name="T3">1</text:span></text:p>
          </draw:text-box>
        </draw:frame>
        <draw:frame draw:style-name="gr12" draw:text-style-name="P4" draw:layer="layout" svg:width="0.754cm" svg:height="0.493cm" svg:x="13.074cm" svg:y="13.761cm">
          <draw:text-box>
            <text:p><text:span text:style-name="T3">13</text:span></text:p>
          </draw:text-box>
        </draw:frame>
        <draw:frame draw:style-name="gr12" draw:text-style-name="P4" draw:layer="layout" svg:width="0.754cm" svg:height="0.493cm" svg:x="13.574cm" svg:y="13.762cm">
          <draw:text-box>
            <text:p><text:span text:style-name="T3">14</text:span></text:p>
          </draw:text-box>
        </draw:frame>
        <draw:frame draw:style-name="gr12" draw:text-style-name="P4" draw:layer="layout" svg:width="0.754cm" svg:height="0.493cm" svg:x="14.074cm" svg:y="13.763cm">
          <draw:text-box>
            <text:p><text:span text:style-name="T3">15</text:span></text:p>
          </draw:text-box>
        </draw:frame>
        <draw:frame draw:style-name="gr12" draw:text-style-name="P4" draw:layer="layout" svg:width="0.754cm" svg:height="0.493cm" svg:x="14.574cm" svg:y="13.764cm">
          <draw:text-box>
            <text:p><text:span text:style-name="T3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Parks</meta:initial-creator>
    <meta:creation-date>2017-02-23T09:33:13.63</meta:creation-date>
    <dc:date>2017-10-25T13:04:02.86</dc:date>
    <dc:creator>Randy Parks</dc:creator>
    <meta:editing-duration>PT21H8M27S</meta:editing-duration>
    <meta:editing-cycles>36</meta:editing-cycles>
    <meta:generator>OpenOffice/4.1.3$Win32 OpenOffice.org_project/413m1$Build-9783</meta:generator>
    <meta:printed-by>Randy Parks</meta:printed-by>
    <meta:print-date>2017-10-20T11:29:10.16</meta:print-date>
    <meta:document-statistic meta:object-count="281"/>
  </office:meta>
</office:document-meta>
</file>